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2.845cm"/>
      <style:paragraph-properties style:writing-mode="lr-tb"/>
    </style:style>
    <style:style style:name="gr2" style:family="graphic" style:parent-style-name="standard">
      <style:graphic-properties draw:stroke="solid" svg:stroke-color="#000000" draw:fill="none" draw:fill-color="#ffffff" fo:min-height="4.65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fo:min-height="1.55cm"/>
      <style:paragraph-properties style:writing-mode="lr-tb"/>
    </style:style>
    <style:style style:name="gr4" style:family="graphic" style:parent-style-name="standard">
      <style:graphic-properties draw:stroke="solid" svg:stroke-color="#000000" draw:fill="none" draw:fill-color="#ffffff" fo:min-height="4.267cm"/>
      <style:paragraph-properties style:writing-mode="lr-tb"/>
    </style:style>
    <style:style style:name="gr5" style:family="graphic" style:parent-style-name="standard">
      <style:graphic-properties draw:stroke="solid" svg:stroke-color="#000000" draw:fill="none" draw:fill-color="#ffffff" fo:min-height="5.689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2.6cm" svg:height="3.095cm" svg:x="7.2cm" svg:y="3cm">
          <draw:text-box>
            <text:p>Main Directory:</text:p>
            <text:p>- holds executable</text:p>
            <text:p>- holds default and non-default input files</text:p>
            <text:p/>
          </draw:text-box>
        </draw:frame>
        <draw:frame draw:style-name="gr2" draw:text-style-name="P1" xml:id="id2" draw:id="id2" draw:layer="layout" svg:width="9.4cm" svg:height="4.9cm" svg:x="8.8cm" svg:y="12cm">
          <draw:text-box>
            <text:p>Subdirectory “airfoils”</text:p>
            <text:p>- files with airfoil characteristics (cl,cd,cm,Re)</text:p>
            <text:p>- “airfoil#.dat” where # is a consecutive number that corresponds to camber.dat file</text:p>
          </draw:text-box>
        </draw:frame>
        <draw:frame draw:style-name="gr3" draw:text-style-name="P1" xml:id="id3" draw:id="id3" draw:layer="layout" svg:width="9.39cm" svg:height="1.8cm" svg:x="1.01cm" svg:y="7.1cm">
          <draw:text-box>
            <text:p>Subdirectory “inputs”</text:p>
            <text:p>-holds a subdirectory “camber”</text:p>
          </draw:text-box>
        </draw:frame>
        <draw:frame draw:style-name="gr4" draw:text-style-name="P1" xml:id="id4" draw:id="id4" draw:layer="layout" svg:width="10.6cm" svg:height="4.517cm" svg:x="15.8cm" svg:y="7.183cm">
          <draw:text-box>
            <text:p>Subdirectory “outputs”</text:p>
            <text:p>- holds default output, or</text:p>
            <text:p>- holds subdirectory with output of non-default input</text:p>
            <text:p>- subdirectories will be created automatically</text:p>
          </draw:text-box>
        </draw:frame>
        <draw:frame draw:style-name="gr5" draw:text-style-name="P1" xml:id="id5" draw:id="id5" draw:layer="layout" svg:width="7.3cm" svg:height="5.939cm" svg:x="1cm" svg:y="10.1cm">
          <draw:text-box>
            <text:p>Subdirectory “camber”</text:p>
            <text:p text:style-name="P2"><text:span text:style-name="T1">-</text:span> files with airfoil camber information</text:p>
            <text:p>- “camber#.dat” where # is a consecutive number that corresponds to airfoil.dat filer”</text:p>
          </draw:text-box>
        </draw:frame>
        <draw:connector draw:style-name="gr6" draw:text-style-name="P3" draw:layer="layout" svg:x1="13.5cm" svg:y1="6.095cm" svg:x2="13.5cm" svg:y2="12cm" draw:start-shape="id1" draw:start-glue-point="2" draw:end-shape="id2" draw:end-glue-point="0" svg:d="M13500 6095v5905" svg:viewBox="0 0 1 5906">
          <text:p/>
        </draw:connector>
        <draw:connector draw:style-name="gr6" draw:text-style-name="P3" draw:layer="layout" svg:x1="13.5cm" svg:y1="6.095cm" svg:x2="5.705cm" svg:y2="7.1cm" draw:start-shape="id1" draw:start-glue-point="2" draw:end-shape="id3" draw:end-glue-point="0" svg:d="M13500 6095v503h-7795v502" svg:viewBox="0 0 7796 1006">
          <text:p/>
        </draw:connector>
        <draw:connector draw:style-name="gr6" draw:text-style-name="P3" draw:layer="layout" svg:x1="13.5cm" svg:y1="6.095cm" svg:x2="21.1cm" svg:y2="7.183cm" draw:start-shape="id1" draw:start-glue-point="2" draw:end-shape="id4" draw:end-glue-point="0" svg:d="M13500 6095v544h7600v544" svg:viewBox="0 0 7601 1089">
          <text:p/>
        </draw:connector>
        <draw:connector draw:style-name="gr6" draw:text-style-name="P3" draw:layer="layout" svg:x1="5.705cm" svg:y1="8.9cm" svg:x2="4.65cm" svg:y2="10.1cm" draw:start-shape="id3" draw:start-glue-point="2" draw:end-shape="id5" draw:end-glue-point="0" svg:d="M5705 8900v600h-1055v600" svg:viewBox="0 0 1056 1201">
          <text:p/>
        </draw:connector>
        <draw:frame draw:style-name="gr7" draw:text-style-name="P1" draw:layer="layout" svg:width="10.7cm" svg:height="1.3cm" svg:x="8.7cm" svg:y="1.4cm">
          <draw:text-box>
            <text:p>FreeWake20 Subdirectory Structure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2-14T13:02:20.137659220</meta:creation-date>
    <dc:date>2021-01-18T13:49:23.288846035</dc:date>
    <meta:editing-duration>PT2H27M19S</meta:editing-duration>
    <meta:editing-cycles>4</meta:editing-cycles>
    <meta:generator>LibreOffice/6.4.6.2$MacOSX_X86_64 LibreOffice_project/0ce51a4fd21bff07a5c061082cc82c5ed232f115</meta:generator>
    <meta:document-statistic meta:object-count="10"/>
  </office:meta>
</office:document-meta>
</file>